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el F. Dolz received his <text:span text:style-name="T2">BSc</text:span> degree in computer science from the Universitat Jaume I de Castelló, Spain, in 2008, and the MSc degree in parallel and distributed computing from the Polytechnic University of Valencia, Spain, in 2010. He obtained his PhD degree from the Universitat Jaume I with the thesis "Energy-Aware Matrix Computations on Multithreaded Architectures", in 2014. He currently works as a postdoctoral research assistant in the Scientific Computing Research Group at the Universität Hamburg, Germany, responsible for the Exa2Green project. His main research interest is energy efficiency in the high performance computing fi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 </meta:initial-creator>
    <meta:creation-date>2013-05-31T15:10:01</meta:creation-date>
    <dc:date>2014-03-31T09:27:20</dc:date>
    <dc:creator>Manuel Dolz</dc:creator>
    <meta:editing-duration>PT3M25S</meta:editing-duration>
    <meta:editing-cycles>6</meta:editing-cycles>
    <meta:generator>LibreOffice/3.5$Linux_X86_64 LibreOffice_project/350m1$Build-2</meta:generator>
    <meta:document-statistic meta:table-count="0" meta:image-count="0" meta:object-count="0" meta:page-count="1" meta:paragraph-count="1" meta:word-count="96" meta:character-count="646" meta:non-whitespace-character-count="551"/>
  </office:meta>
</office:document-meta>
</file>